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100000042888C17B337359FD6.png" manifest:media-type="image/png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  <style:paragraph-properties style:writing-mode="lr-tb"/>
    </style:style>
    <style:style style:name="gr2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.175cm" svg:height="3.048cm" svg:x="2.743cm" svg:y="8.401cm">
          <text:p text:style-name="P1">A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175cm" svg:height="3.048cm" svg:x="7.743cm" svg:y="8.402cm">
          <text:p text:style-name="P3"><text:span text:style-name="T1">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75cm" svg:height="3.048cm" svg:x="13.143cm" svg:y="8.402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3.937cm" svg:x="18.488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xml:id="id16" draw:id="id16" draw:layer="layout" svg:width="4.836cm" svg:height="4.179cm" svg:x="21.369cm" svg:y="7.8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4" draw:text-style-name="P7" xml:id="id1" draw:id="id1" draw:layer="layout" svg:width="0.254cm" svg:height="0.254cm" svg:x="4.9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0.254cm" svg:height="0.254cm" svg:x="5.3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0.254cm" svg:height="0.254cm" svg:x="8.303cm" svg:y="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0.254cm" svg:height="0.254cm" svg:x="8.6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0.254cm" svg:height="0.254cm" svg:x="13.903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0.254cm" svg:height="0.254cm" svg:x="13.503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0.254cm" svg:height="0.254cm" svg:x="15.8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2" draw:id="id12" draw:layer="layout" svg:width="0.254cm" svg:height="0.254cm" svg:x="15.904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5" draw:id="id15" draw:layer="layout" svg:width="0.254cm" svg:height="0.254cm" svg:x="15.8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curve" svg:x1="5.029cm" svg:y1="9.302cm" svg:x2="8.43cm" svg:y2="9.303cm" draw:start-shape="id1" draw:start-glue-point="4" draw:end-shape="id2" draw:end-glue-point="4" svg:d="M5029 9302c0-751 3401-752 3401 1" svg:viewBox="0 0 3402 565">
          <text:p/>
        </draw:connector>
        <draw:connector draw:style-name="gr5" draw:text-style-name="P8" draw:layer="layout" draw:type="curve" svg:x1="5.43cm" svg:y1="10.457cm" svg:x2="8.73cm" svg:y2="10.657cm" draw:start-shape="id3" draw:start-glue-point="8" draw:end-shape="id4" draw:end-glue-point="8" svg:d="M5430 10457c0 1053 3300 953 3300 200" svg:viewBox="0 0 3301 779">
          <text:p/>
        </draw:connector>
        <draw:custom-shape draw:style-name="gr4" draw:text-style-name="P7" xml:id="id7" draw:id="id7" draw:layer="layout" svg:width="0.254cm" svg:height="0.254cm" svg:x="10.404cm" svg:y="1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0.254cm" svg:height="0.254cm" svg:x="10.5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curve" svg:x1="10.631cm" svg:y1="9.404cm" svg:x2="14.03cm" svg:y2="9.203cm" draw:start-shape="id5" draw:start-glue-point="4" draw:end-shape="id6" draw:end-glue-point="4" svg:d="M10631 9404c0-1053 3399-952 3399-201" svg:viewBox="0 0 3400 779">
          <text:p/>
        </draw:connector>
        <draw:connector draw:style-name="gr5" draw:text-style-name="P8" draw:layer="layout" draw:type="curve" svg:x1="10.531cm" svg:y1="10.458cm" svg:x2="13.63cm" svg:y2="10.157cm" draw:start-shape="id7" draw:start-glue-point="8" draw:end-shape="id8" draw:end-glue-point="8" svg:d="M10531 10458c0 753 3099 903 3099-301" svg:viewBox="0 0 3100 886">
          <text:p/>
        </draw:connector>
        <draw:custom-shape draw:style-name="gr4" draw:text-style-name="P7" xml:id="id14" draw:id="id14" draw:layer="layout" svg:width="0.254cm" svg:height="0.254cm" svg:x="18.80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3" draw:id="id13" draw:layer="layout" svg:width="0.254cm" svg:height="0.254cm" svg:x="18.80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1" draw:id="id11" draw:layer="layout" svg:width="0.254cm" svg:height="0.254cm" svg:x="18.8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" draw:id="id10" draw:layer="layout" svg:width="0.254cm" svg:height="0.254cm" svg:x="18.805cm" svg:y="8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16.021cm" svg:y1="9.241cm" svg:x2="18.842cm" svg:y2="8.622cm" draw:start-shape="id9" draw:start-glue-point="11" draw:end-shape="id10" draw:end-glue-point="7" svg:d="M16021 9241l2821-619" svg:viewBox="0 0 2822 620">
          <text:p/>
        </draw:connector>
        <draw:connector draw:style-name="gr5" draw:text-style-name="P8" draw:layer="layout" draw:type="line" svg:x1="16.021cm" svg:y1="9.421cm" svg:x2="18.805cm" svg:y2="9.532cm" draw:start-shape="id9" draw:start-glue-point="9" draw:end-shape="id11" draw:end-glue-point="6" svg:d="M16021 9421l2784 111" svg:viewBox="0 0 2785 112">
          <text:p/>
        </draw:connector>
        <draw:connector draw:style-name="gr5" draw:text-style-name="P8" draw:layer="layout" draw:type="line" svg:x1="16.158cm" svg:y1="10.031cm" svg:x2="18.842cm" svg:y2="8.622cm" draw:start-shape="id12" draw:start-glue-point="10" draw:end-shape="id10" draw:end-glue-point="7" svg:d="M16158 10031l2684-1409" svg:viewBox="0 0 2685 1410">
          <text:p/>
        </draw:connector>
        <draw:connector draw:style-name="gr5" draw:text-style-name="P8" draw:layer="layout" draw:type="line" svg:x1="16.158cm" svg:y1="10.031cm" svg:x2="18.805cm" svg:y2="10.432cm" draw:start-shape="id12" draw:start-glue-point="10" draw:end-shape="id13" draw:end-glue-point="6" svg:d="M16158 10031l2647 401" svg:viewBox="0 0 2648 402">
          <text:p/>
        </draw:connector>
        <draw:connector draw:style-name="gr5" draw:text-style-name="P8" draw:layer="layout" draw:type="line" svg:x1="16.121cm" svg:y1="10.121cm" svg:x2="18.842cm" svg:y2="11.342cm" draw:start-shape="id12" draw:start-glue-point="9" draw:end-shape="id14" draw:end-glue-point="5" svg:d="M16121 10121l2721 1221" svg:viewBox="0 0 2722 1222">
          <text:p/>
        </draw:connector>
        <draw:connector draw:style-name="gr5" draw:text-style-name="P8" draw:layer="layout" draw:type="line" svg:x1="16.058cm" svg:y1="10.531cm" svg:x2="18.842cm" svg:y2="9.622cm" draw:start-shape="id15" draw:start-glue-point="10" draw:end-shape="id11" draw:end-glue-point="7" svg:d="M16058 10531l2784-909" svg:viewBox="0 0 2785 910">
          <text:p/>
        </draw:connector>
        <draw:connector draw:style-name="gr5" draw:text-style-name="P8" draw:layer="layout" draw:type="line" svg:x1="16.058cm" svg:y1="10.531cm" svg:x2="18.842cm" svg:y2="10.522cm" draw:start-shape="id15" draw:start-glue-point="10" draw:end-shape="id13" draw:end-glue-point="7" svg:d="M16058 10531l2784-9" svg:viewBox="0 0 2785 10">
          <text:p/>
        </draw:connector>
        <draw:connector draw:style-name="gr5" draw:text-style-name="P8" draw:layer="layout" draw:type="line" svg:x1="16.021cm" svg:y1="10.621cm" svg:x2="18.805cm" svg:y2="11.432cm" draw:start-shape="id15" draw:start-glue-point="9" draw:end-shape="id14" draw:end-glue-point="6" svg:d="M16021 10621l2784 811" svg:viewBox="0 0 2785 812">
          <text:p/>
        </draw:connector>
        <draw:connector draw:style-name="gr5" draw:text-style-name="P8" draw:layer="layout" draw:type="line" svg:x1="19.059cm" svg:y1="8.532cm" svg:x2="21.369cm" svg:y2="9.967cm" draw:start-shape="id10" draw:start-glue-point="10" draw:end-shape="id16" draw:end-glue-point="3" svg:d="M19059 8532l2310 1435" svg:viewBox="0 0 2311 1436">
          <text:p/>
        </draw:connector>
        <draw:connector draw:style-name="gr5" draw:text-style-name="P8" draw:layer="layout" draw:type="line" svg:x1="19.059cm" svg:y1="9.532cm" svg:x2="21.369cm" svg:y2="9.967cm" draw:start-shape="id11" draw:start-glue-point="10" draw:end-shape="id16" draw:end-glue-point="3" svg:d="M19059 9532l2310 435" svg:viewBox="0 0 2311 436">
          <text:p/>
        </draw:connector>
        <draw:connector draw:style-name="gr5" draw:text-style-name="P8" draw:layer="layout" draw:type="line" svg:x1="19.022cm" svg:y1="10.522cm" svg:x2="21.369cm" svg:y2="9.967cm" draw:start-shape="id13" draw:start-glue-point="9" draw:end-shape="id16" draw:end-glue-point="3" svg:d="M19022 10522l2347-555" svg:viewBox="0 0 2348 556">
          <text:p/>
        </draw:connector>
        <draw:connector draw:style-name="gr5" draw:text-style-name="P8" draw:layer="layout" draw:type="line" svg:x1="19.022cm" svg:y1="11.522cm" svg:x2="21.369cm" svg:y2="9.967cm" draw:start-shape="id14" draw:start-glue-point="9" draw:end-shape="id16" draw:end-glue-point="3" svg:d="M19022 11522l2347-1555" svg:viewBox="0 0 2348 1556">
          <text:p/>
        </draw:connector>
        <draw:frame draw:style-name="gr3" draw:text-style-name="P6" xml:id="id17" draw:id="id17" draw:layer="layout" svg:width="3.302cm" svg:height="1.231cm" svg:x="2.689cm" svg:y="5.588cm">
          <draw:image xlink:href="Pictures/10000201000000B100000042888C17B337359FD6.png" xlink:type="simple" xlink:show="embed" xlink:actuate="onLoad" loext:mime-type="image/png">
            <text:p/>
          </draw:image>
        </draw:frame>
        <draw:connector draw:style-name="gr6" draw:text-style-name="P8" draw:layer="layout" draw:type="line" svg:x1="4.34cm" svg:y1="6.819cm" svg:x2="4.331cm" svg:y2="8.401cm" draw:start-shape="id17" draw:start-glue-point="2" draw:end-shape="id18" draw:end-glue-point="4" svg:d="M4340 6819l-9 1582" svg:viewBox="0 0 10 1583">
          <text:p/>
        </draw:connector>
        <draw:frame draw:style-name="gr7" draw:text-style-name="P9" draw:layer="layout" svg:width="0.925cm" svg:height="0.962cm" svg:x="4.535cm" svg:y="17.593cm">
          <draw:text-box>
            <text:p><text:span text:style-name="T2">X</text:span></text:p>
          </draw:text-box>
        </draw:frame>
        <draw:frame draw:style-name="gr7" draw:text-style-name="P9" draw:layer="layout" svg:width="0.925cm" svg:height="0.962cm" svg:x="4.536cm" svg:y="19.993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8T00:04:50.357422881</dc:date>
    <meta:editing-duration>PT1H9M28S</meta:editing-duration>
    <meta:editing-cycles>13</meta:editing-cycles>
    <meta:generator>LibreOffice/6.4.7.2$Linux_X86_64 LibreOffice_project/40$Build-2</meta:generator>
    <meta:document-statistic meta:object-count="40"/>
  </office:meta>
</office:document-meta>
</file>